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880000006493D44E9C8E39FC2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6895b" officeooo:paragraph-rsid="0006895b"/>
    </style:style>
    <style:style style:name="P3" style:family="paragraph" style:parent-style-name="Standard">
      <style:paragraph-properties fo:text-align="center" style:justify-single-word="false"/>
      <style:text-properties officeooo:rsid="0006895b" officeooo:paragraph-rsid="0006895b"/>
    </style:style>
    <style:style style:name="P4" style:family="paragraph" style:parent-style-name="Text_20_body">
      <style:text-properties officeooo:rsid="0006895b" officeooo:paragraph-rsid="0006895b"/>
    </style:style>
    <style:style style:name="P5" style:family="paragraph" style:parent-style-name="Text_20_body">
      <style:text-properties officeooo:rsid="0011ed34" officeooo:paragraph-rsid="0011ed34"/>
    </style:style>
    <style:style style:name="P6" style:family="paragraph" style:parent-style-name="Text_20_body">
      <style:text-properties officeooo:rsid="00127c3f" officeooo:paragraph-rsid="00127c3f"/>
    </style:style>
    <style:style style:name="P7" style:family="paragraph" style:parent-style-name="Text_20_body">
      <style:text-properties officeooo:rsid="0014479b" officeooo:paragraph-rsid="0014479b"/>
    </style:style>
    <style:style style:name="P8" style:family="paragraph" style:parent-style-name="Text_20_body">
      <style:text-properties officeooo:rsid="00193e5c" officeooo:paragraph-rsid="00193e5c"/>
    </style:style>
    <style:style style:name="P9" style:family="paragraph" style:parent-style-name="Text_20_body">
      <style:text-properties officeooo:rsid="001a55d3" officeooo:paragraph-rsid="001a55d3"/>
    </style:style>
    <style:style style:name="P10" style:family="paragraph" style:parent-style-name="Text_20_body">
      <style:text-properties officeooo:rsid="001a55d3" officeooo:paragraph-rsid="001ed86c"/>
    </style:style>
    <style:style style:name="P11" style:family="paragraph" style:parent-style-name="Text_20_body">
      <style:text-properties officeooo:rsid="001a55d3" officeooo:paragraph-rsid="001ff117"/>
    </style:style>
    <style:style style:name="P12" style:family="paragraph" style:parent-style-name="Text_20_body">
      <style:text-properties officeooo:rsid="001b306e" officeooo:paragraph-rsid="001b306e"/>
    </style:style>
    <style:style style:name="P13" style:family="paragraph" style:parent-style-name="Text_20_body">
      <style:text-properties officeooo:rsid="001b306e" officeooo:paragraph-rsid="001ff117"/>
    </style:style>
    <style:style style:name="P14" style:family="paragraph" style:parent-style-name="Text_20_body">
      <style:text-properties officeooo:rsid="001c6680" officeooo:paragraph-rsid="001c6680"/>
    </style:style>
    <style:style style:name="P15" style:family="paragraph" style:parent-style-name="Text_20_body">
      <style:text-properties officeooo:rsid="001c6680" officeooo:paragraph-rsid="001ff117"/>
    </style:style>
    <style:style style:name="P16" style:family="paragraph" style:parent-style-name="Text_20_body">
      <style:text-properties fo:font-style="normal" officeooo:rsid="001e1ab3" officeooo:paragraph-rsid="001e1ab3" style:font-style-asian="normal" style:font-style-complex="normal"/>
    </style:style>
    <style:style style:name="P17" style:family="paragraph" style:parent-style-name="Text_20_body">
      <style:text-properties officeooo:rsid="001ff117" officeooo:paragraph-rsid="001ff117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Title">
      <style:text-properties officeooo:rsid="0011ed34" officeooo:paragraph-rsid="0011ed34"/>
    </style:style>
    <style:style style:name="P20" style:family="paragraph" style:parent-style-name="Code">
      <style:text-properties officeooo:rsid="0011ed34" officeooo:paragraph-rsid="0011ed34"/>
    </style:style>
    <style:style style:name="P21" style:family="paragraph" style:parent-style-name="Code">
      <style:text-properties officeooo:paragraph-rsid="0014479b"/>
    </style:style>
    <style:style style:name="P22" style:family="paragraph" style:parent-style-name="Standard" style:master-page-name="First_20_Page">
      <style:paragraph-properties style:page-number="auto"/>
    </style:style>
    <style:style style:name="P23" style:family="paragraph" style:parent-style-name="Text_20_body" style:list-style-name="L1">
      <style:text-properties officeooo:paragraph-rsid="001e1ab3"/>
    </style:style>
    <style:style style:name="P24" style:family="paragraph" style:parent-style-name="Text_20_body" style:list-style-name="L1">
      <style:text-properties fo:font-style="italic" officeooo:rsid="001c6680" officeooo:paragraph-rsid="001e1ab3" style:font-style-asian="italic" style:font-style-complex="italic"/>
    </style:style>
    <style:style style:name="P25" style:family="paragraph" style:parent-style-name="Text_20_body" style:list-style-name="L2">
      <style:text-properties fo:font-style="italic" officeooo:rsid="001c6680" officeooo:paragraph-rsid="001e1ab3" style:font-style-asian="italic" style:font-style-complex="italic"/>
    </style:style>
    <style:style style:name="P26" style:family="paragraph" style:parent-style-name="Text_20_body" style:list-style-name="L2">
      <style:text-properties fo:font-style="italic" officeooo:rsid="001e1ab3" officeooo:paragraph-rsid="001e1ab3" style:font-style-asian="italic" style:font-style-complex="italic"/>
    </style:style>
    <style:style style:name="P27" style:family="paragraph" style:parent-style-name="Text_20_body" style:list-style-name="L1">
      <style:text-properties fo:font-style="normal" officeooo:rsid="001c6680" officeooo:paragraph-rsid="001e1ab3" style:font-style-asian="normal" style:font-style-complex="normal"/>
    </style:style>
    <style:style style:name="P28" style:family="paragraph" style:parent-style-name="Text_20_body" style:list-style-name="L1">
      <style:text-properties fo:font-style="normal" officeooo:rsid="00219fb5" officeooo:paragraph-rsid="00219fb5" style:font-style-asian="normal" style:font-style-complex="normal"/>
    </style:style>
    <style:style style:name="P29" style:family="paragraph" style:parent-style-name="Text_20_body" style:list-style-name="L2">
      <style:text-properties officeooo:paragraph-rsid="001e1ab3"/>
    </style:style>
    <style:style style:name="P30" style:family="paragraph" style:parent-style-name="Text_20_body" style:list-style-name="L2">
      <style:text-properties officeooo:rsid="001c6680" officeooo:paragraph-rsid="001e1ab3"/>
    </style:style>
    <style:style style:name="P31" style:family="paragraph" style:parent-style-name="Text_20_body" style:list-style-name="L2">
      <style:text-properties officeooo:rsid="001e1ab3" officeooo:paragraph-rsid="001ed86c"/>
    </style:style>
    <style:style style:name="P3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011ed34" officeooo:paragraph-rsid="0011ed34"/>
    </style:style>
    <style:style style:name="P35" style:family="paragraph" style:parent-style-name="Heading_20_2">
      <style:text-properties officeooo:rsid="0011ed34" officeooo:paragraph-rsid="0011ed34"/>
    </style:style>
    <style:style style:name="P36" style:family="paragraph" style:parent-style-name="Heading_20_2" style:list-style-name=""/>
    <style:style style:name="P37" style:family="paragraph" style:parent-style-name="Heading_20_2">
      <style:paragraph-properties fo:break-before="page"/>
    </style:style>
    <style:style style:name="P38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11ed3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6680" style:font-style-asian="italic" style:font-style-complex="italic"/>
    </style:style>
    <style:style style:name="T4" style:family="text">
      <style:text-properties fo:font-style="italic" officeooo:rsid="001e1ab3" style:font-style-asian="italic" style:font-style-complex="italic"/>
    </style:style>
    <style:style style:name="T5" style:family="text">
      <style:text-properties fo:font-style="italic" officeooo:rsid="001ed86c" style:font-style-asian="italic" style:font-style-complex="italic"/>
    </style:style>
    <style:style style:name="T6" style:family="text">
      <style:text-properties fo:font-style="italic" officeooo:rsid="001ff117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officeooo:rsid="0014479b"/>
    </style:style>
    <style:style style:name="T9" style:family="text">
      <style:text-properties officeooo:rsid="001c668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1ab3" style:font-style-asian="normal" style:font-style-complex="normal"/>
    </style:style>
    <style:style style:name="T12" style:family="text">
      <style:text-properties officeooo:rsid="001ed86c"/>
    </style:style>
    <style:style style:name="T13" style:family="text">
      <style:text-properties officeooo:rsid="001ff117"/>
    </style:style>
    <style:style style:name="T14" style:family="text">
      <style:text-properties officeooo:rsid="001e1ab3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Plugin Creation</text:p>
      <text:p text:style-name="P3"><text:span text:style-name="T1">By</text:span>: Simon Lévesque</text:p>
      <text:p text:style-name="P3"><text:a xlink:type="simple" xlink:href="mailto:simon@foilen.com" text:style-name="Internet_20_link" text:visited-style-name="Visited_20_Internet_20_Link">simon@foilen.com</text:a></text:p>
      <text:p text:style-name="P3"/>
      <text:p text:style-name="P3">Date: 2017-<text:span text:style-name="T1">09-05</text:span></text:p>
      <text:p text:style-name="P2"/>
      <text:p text:style-name="P18"><text:bookmark-start text:name="__RefHeading___Toc141_780231890"/><text:bookmark-end text:name="__RefHeading___Toc141_780231890"/></text:p>
      <text:table-of-content text:style-name="Sect1" text:protected="true" text:name="Table of Contents1">
        <text:table-of-content-source text:outline-level="10">
          <text:index-title-template text:style-name="Contents_20_Heading">Cont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u</text:p>
          </text:index-title>
          <text:p text:style-name="P32"><text:a xlink:type="simple" xlink:href="#__RefHeading___Toc196_978385435" text:style-name="Index_20_Link" text:visited-style-name="Index_20_Link">1 Projects<text:tab/>3</text:a></text:p>
          <text:p text:style-name="P38"><text:a xlink:type="simple" xlink:href="#__RefHeading___Toc198_978385435" text:style-name="Index_20_Link" text:visited-style-name="Index_20_Link">1.1 Main<text:tab/>3</text:a></text:p>
          <text:p text:style-name="P38"><text:a xlink:type="simple" xlink:href="#__RefHeading___Toc151_406610364" text:style-name="Index_20_Link" text:visited-style-name="Index_20_Link">1.2 Test<text:tab/>3</text:a></text:p>
          <text:p text:style-name="P32"><text:a xlink:type="simple" xlink:href="#__RefHeading___Toc194_1155708155" text:style-name="Index_20_Link" text:visited-style-name="Index_20_Link">2 Features<text:tab/>4</text:a></text:p>
          <text:p text:style-name="P38"><text:a xlink:type="simple" xlink:href="#__RefHeading___Toc196_1155708155" text:style-name="Index_20_Link" text:visited-style-name="Index_20_Link">2.1 Plugin definition<text:tab/>4</text:a></text:p>
          <text:p text:style-name="P38"><text:a xlink:type="simple" xlink:href="#__RefHeading___Toc1157_1155708155" text:style-name="Index_20_Link" text:visited-style-name="Index_20_Link">2.2 Custom Resource<text:tab/>4</text:a></text:p>
          <text:p text:style-name="P38"><text:a xlink:type="simple" xlink:href="#__RefHeading___Toc1159_1155708155" text:style-name="Index_20_Link" text:visited-style-name="Index_20_Link">2.3 Resource Editor<text:tab/>5</text:a></text:p>
          <text:p text:style-name="P38"><text:a xlink:type="simple" xlink:href="#__RefHeading___Toc1161_1155708155" text:style-name="Index_20_Link" text:visited-style-name="Index_20_Link">2.4 Translation<text:tab/>5</text:a></text:p>
          <text:p text:style-name="P38"><text:a xlink:type="simple" xlink:href="#__RefHeading___Toc1163_1155708155" text:style-name="Index_20_Link" text:visited-style-name="Index_20_Link">2.5 Timer<text:tab/>6</text:a></text:p>
        </text:index-body>
      </text:table-of-content>
      <text:p text:style-name="Text_20_body"/>
      <text:p text:style-name="Text_20_body"/>
      <text:h text:style-name="P34" text:outline-level="1"><text:bookmark-start text:name="__RefHeading___Toc196_978385435"/>Projects<text:bookmark-end text:name="__RefHeading___Toc196_978385435"/></text:h>
      <text:h text:style-name="P35" text:outline-level="2"><text:bookmark-start text:name="__RefHeading___Toc198_978385435"/>Main<text:bookmark-end text:name="__RefHeading___Toc198_978385435"/></text:h>
      <text:p text:style-name="P5">In <text:span text:style-name="T2">build.properties</text:span>:</text:p>
      <text:p text:style-name="P20">dependencies {</text:p>
      <text:p text:style-name="P20"/>
      <text:p text:style-name="P20"><text:s text:c="2"/>compileOnly "com.foilen:foilen-infra-plugin-core:$foilenInfraPluginVersion"</text:p>
      <text:p text:style-name="P20"><text:s text:c="2"/></text:p>
      <text:p text:style-name="P20"><text:s text:c="2"/>testCompile "com.foilen:foilen-infra-plugin-core-system-fake:$foilenInfraPluginVersion"</text:p>
      <text:p text:style-name="P20"><text:s text:c="2"/></text:p>
      <text:p text:style-name="P20">}</text:p>
      <text:p text:style-name="P4"/>
      <text:h text:style-name="P35" text:outline-level="2"><text:bookmark-start text:name="__RefHeading___Toc151_406610364"/>Test<text:bookmark-end text:name="__RefHeading___Toc151_406610364"/></text:h>
      <text:p text:style-name="P5">In <text:span text:style-name="T2">build.properties</text:span>:</text:p>
      <text:p text:style-name="Code">dependencies {</text:p>
      <text:p text:style-name="Code"/>
      <text:p text:style-name="Code"><text:s text:c="2"/>compile project(":<text:span text:style-name="T1">yourMainProject</text:span>")</text:p>
      <text:p text:style-name="Code"><text:s text:c="2"/>compile "com.foilen:foilen-infra-plugin-core-system-fake:$foilenInfraPluginVersion"</text:p>
      <text:p text:style-name="Code"/>
      <text:p text:style-name="Code">}</text:p>
      <text:p text:style-name="P6">To quickly test your plugin, you can execute <text:span text:style-name="T7">com.foilen.infra.plugin.system.fake.LaunchWebApp</text:span> .</text:p>
      <text:p text:style-name="P6"/>
      <text:h text:style-name="P33" text:outline-level="1"><text:bookmark-start text:name="__RefHeading___Toc194_1155708155"/>Features<text:bookmark-end text:name="__RefHeading___Toc194_1155708155"/></text:h>
      <text:h text:style-name="Heading_20_2" text:outline-level="2"><text:bookmark-start text:name="__RefHeading___Toc196_1155708155"/>Plugin definition<text:bookmark-end text:name="__RefHeading___Toc196_1155708155"/></text:h>
      <text:p text:style-name="P7">This is where everything starts. You need to create at least one class (yes you can have multiple ones if you want) that implements <text:span text:style-name="T2">RealmPluginDefinitionProvider</text:span>.</text:p>
      <text:p text:style-name="Code">public class <text:span text:style-name="T8">My</text:span>PluginDefinitionProvider implements RealmPluginDefinitionProvider {</text:p>
      <text:p text:style-name="Code"/>
      <text:p text:style-name="Code"><text:s text:c="4"/>@Override</text:p>
      <text:p text:style-name="Code"><text:s text:c="4"/>public RealmPluginDefinitionV1 getRealmPluginDefinition() {</text:p>
      <text:p text:style-name="P21"><text:s text:c="8"/>RealmPluginDefinitionV1 pluginDefinition = new RealmPluginDefinitionV1("<text:span text:style-name="T8">pluginVendor</text:span>", "<text:span text:style-name="T8">pluginName</text:span>", "<text:span text:style-name="T8">pluginDescription</text:span>", "<text:span text:style-name="T8">pluginVersion</text:span>");</text:p>
      <text:p text:style-name="Code"/>
      <text:p text:style-name="Code"><text:s text:c="8"/>// <text:span text:style-name="T8">TODO Define all your features here</text:span></text:p>
      <text:p text:style-name="Code"/>
      <text:p text:style-name="Code"><text:s text:c="8"/>return pluginDefinition;</text:p>
      <text:p text:style-name="Code"><text:s text:c="4"/>}</text:p>
      <text:p text:style-name="Code"/>
      <text:p text:style-name="Code">}</text:p>
      <text:h text:style-name="Heading_20_2" text:outline-level="2"><text:bookmark-start text:name="__RefHeading___Toc1157_1155708155"/>Custom Resource<text:bookmark-end text:name="__RefHeading___Toc1157_1155708155"/></text:h>
      <text:p text:style-name="P8">You can create your own resource type. It should have mostly only primitives properties. If you need to point to another resource, you should be using <text:span text:style-name="T2">ResourceMetadata.usingResources</text:span> .</text:p>
      <text:p text:style-name="P8">Your resource must implement <text:span text:style-name="T2">FCResource</text:span>, but you should extend <text:span text:style-name="T2">AbstractFCResource</text:span> instead to get some help.</text:p>
      <text:p text:style-name="P9">In your plugin definition, just add your resource with <text:span text:style-name="T2">pluginDefinitionV1.addCustomResource()</text:span>.</text:p>
      <text:h text:style-name="P36" text:outline-level="2"/>
      <text:h text:style-name="P37" text:outline-level="2"><text:bookmark-start text:name="__RefHeading___Toc1159_1155708155"/>Resource Editor<text:bookmark-end text:name="__RefHeading___Toc1159_1155708155"/></text:h>
      <text:p text:style-name="P12">You can create a form to edit your own resource type or any resource type that already exists (as long as you depend on it in your project).</text:p>
      <text:p text:style-name="P12">Your editor must implement <text:span text:style-name="T2">ResourceEditor&lt;TheResourceType&gt;</text:span>.</text:p>
      <text:p text:style-name="P10">In your plugin definition, just add your resource with <text:span text:style-name="T2">pluginDefinitionV1.</text:span><text:span text:style-name="T5">addResourceEditor</text:span><text:span text:style-name="T2">()</text:span>. <text:span text:style-name="T12">You must use a unique name across all the resource editors in all the installed plugings.</text:span></text:p>
      <text:p text:style-name="P14">The methods that you will implement will be called in the following order.</text:p>
      <text:p text:style-name="P14">For rendering:</text:p>
      <text:list xml:id="list214274703695374878" text:style-name="L1">
        <text:list-item>
          <text:p text:style-name="P24">providePageDefinition()</text:p>
          <text:list>
            <text:list-item>
              <text:p text:style-name="P27">This is where you define what to display on the form.</text:p>
            </text:list-item>
            <text:list-item>
              <text:p text:style-name="P23"><text:span text:style-name="T11">You should use translations and resolve the messages with </text:span><text:span text:style-name="T4">TranslationService translationService = servicesCtx.getTranslationService();</text:span></text:p>
            </text:list-item>
            <text:list-item>
              <text:p text:style-name="P28"><text:span text:style-name="T14">Y</text:span>ou can use <text:span text:style-name="T2">CommonPageItem</text:span> to help you with creating form fields.</text:p>
            </text:list-item>
            <text:list-item>
              <text:p text:style-name="P23"><text:span text:style-name="T11">You can use </text:span><text:span text:style-name="T4">CommonResourceLink</text:span><text:span text:style-name="T11"> to help you with links to other resources.</text:span></text:p>
            </text:list-item>
          </text:list>
        </text:list-item>
      </text:list>
      <text:p text:style-name="P16">When submitting the form:</text:p>
      <text:list xml:id="list5361508462137426215" text:style-name="L2">
        <text:list-item>
          <text:p text:style-name="P25">formatForm()</text:p>
          <text:list>
            <text:list-item>
              <text:p text:style-name="P29"><text:span text:style-name="T9">You can use </text:span><text:span text:style-name="T3">CommonFormatting</text:span><text:span text:style-name="T9"> to help with some basic formatting.</text:span></text:p>
            </text:list-item>
          </text:list>
        </text:list-item>
        <text:list-item>
          <text:p text:style-name="P25">ValidateForm()</text:p>
          <text:list>
            <text:list-item>
              <text:p text:style-name="P30">You can use CommonValidation to help with some basic validation.</text:p>
            </text:list-item>
            <text:list-item>
              <text:p text:style-name="P30">If there is any error returned here, the process will stop and display the errors on the page.</text:p>
            </text:list-item>
          </text:list>
        </text:list-item>
        <text:list-item>
          <text:p text:style-name="P26">FillResource()</text:p>
          <text:list>
            <text:list-item>
              <text:p text:style-name="P31"><text:span text:style-name="T2">You can use CommonResourceLink</text:span><text:span text:style-name="T10"> to help you with links to other resources.</text:span></text:p>
            </text:list-item>
          </text:list>
        </text:list-item>
      </text:list>
      <text:h text:style-name="Heading_20_2" text:outline-level="2"><text:bookmark-start text:name="__RefHeading___Toc1161_1155708155"/>Translation<text:bookmark-end text:name="__RefHeading___Toc1161_1155708155"/></text:h>
      <text:p text:style-name="P13">You can create a <text:span text:style-name="T13">messages files that will be used in the </text:span><text:span text:style-name="T6">TranslationService</text:span>.</text:p>
      <text:p text:style-name="P17">Create the files <text:span text:style-name="T2">messages_en.properties</text:span> and <text:span text:style-name="T2">messages_fr.properties </text:span><text:span text:style-name="T10">in a common folder in the </text:span><text:span text:style-name="T2">resources</text:span>.</text:p>
      <text:p text:style-name="P11"><text:soft-page-break/>In your plugin definition, just add your <text:span text:style-name="T13">folder path with “messages”</text:span> with <text:span text:style-name="T6">pluginDefinitionV1.addTranslations</text:span><text:span text:style-name="T2">()</text:span>.</text:p>
      <text:h text:style-name="Heading_20_2" text:outline-level="2"><text:bookmark-start text:name="__RefHeading___Toc1163_1155708155"/>Timer<text:bookmark-end text:name="__RefHeading___Toc1163_1155708155"/></text:h>
      <text:p text:style-name="P17">You can create a timer by implementing <text:span text:style-name="T2">TimerEventHandler</text:span>.</text:p>
      <text:p text:style-name="P11">In your plugin definition, just add your resource with <text:span text:style-name="T2">pluginDefinitionV1.</text:span><text:span text:style-name="T6">addTimer</text:span><text:span text:style-name="T2">()</text:span>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fo:padding="0.051cm" fo:border-left="none" fo:border-right="none" fo:border-top="none" fo:border-bottom="0.06pt solid #0066cc" style:shadow="none"/>
      <style:text-properties fo:color="#0066cc" fo:font-size="130%" fo:font-weight="bold" style:font-size-asian="130%" style:font-weight-asian="bold" style:font-size-complex="130%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66cc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" style:family="paragraph" style:parent-style-name="Text_20_body">
      <style:paragraph-properties fo:margin-top="0cm" fo:margin-bottom="0cm" loext:contextual-spacing="false" fo:padding="0.051cm" fo:border="0.06pt solid #000000" style:shadow="none"/>
      <style:text-properties style:font-name="Courier 10 Pitch" fo:font-family="'Courier 10 Pitch'" style:font-style-name="Regular" style:font-pitch="fixed" fo:font-size="10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color="#000080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 style:shadow="none"/>
      <style:text-properties fo:color="#003366" fo:font-size="101%" fo:font-weight="bold" officeooo:rsid="00109498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y="-1.852cm" svg:width="3.838cm" svg:height="2.822cm" draw:z-index="4"><draw:image xlink:href="Pictures/10000000000000880000006493D44E9C8E39FC23.jpg" xlink:type="simple" xlink:show="embed" xlink:actuate="onLoad"/></draw:frame></text:p>
      </style:header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Image1" text:anchor-type="paragraph" svg:y="-1.852cm" svg:width="3.838cm" svg:height="2.822cm" draw:z-index="5"><draw:image xlink:href="Pictures/10000000000000880000006493D44E9C8E39FC23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07:49:43.931895330</meta:creation-date>
    <dc:date>2017-09-05T16:15:46.809962558</dc:date>
    <meta:editing-duration>PT1H4M7S</meta:editing-duration>
    <meta:editing-cycles>26</meta:editing-cycles>
    <meta:generator>LibreOffice/5.1.6.2$Linux_X86_64 LibreOffice_project/10m0$Build-2</meta:generator>
    <meta:document-statistic meta:table-count="0" meta:image-count="2" meta:object-count="0" meta:page-count="6" meta:paragraph-count="72" meta:word-count="445" meta:character-count="3347" meta:non-whitespace-character-count="2945"/>
  </office:meta>
</office:document-meta>
</file>